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文泉驿等宽正黑" fo:font-size="11pt" style:font-name-asian="文泉驿等宽正黑" style:font-size-asian="11pt" style:font-size-complex="11pt"/>
    </style:style>
    <style:style style:name="T1" style:family="text">
      <style:text-properties style:font-name="文泉驿等宽正黑" style:font-name-asian="文泉驿等宽正黑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26"/>介绍CouchDB的配置文件管理模块</text:p>
      <text:p text:style-name="P1"/>
      <text:p text:style-name="P1"/>
      <text:p text:style-name="P1">1. 用来管理配置文件, 可以对配置文件进行读写操作, 涉及两个模块:</text:p>
      <text:p text:style-name="P1">couch_config_writer和couch_config</text:p>
      <text:p text:style-name="P1"/>
      <text:p text:style-name="P1">2. 配置文件本质上是一个Key/Value对, 其中Key是Section加上一个可选的Option组成.</text:p>
      <text:p text:style-name="P1">当插入数据的时候, 简单说如果Key = Section+Option存在, 则用新的Value替换老的; </text:p>
      <text:p text:style-name="P1">如果Section+Option不存在, 则插入新数据(虽然Option是可选的, 但我们在使用的时候,</text:p>
      <text:p text:style-name="P1">约定为Option指定一个非空的值).</text:p>
      <text:p text:style-name="P1"/>
      <text:p text:style-name="P1">3. 使用couch_config_writer来写数据到配置文件</text:p>
      <text:p text:style-name="P1">该模块之提供了一个API, 用来写入配置信息到配置文件中.</text:p>
      <text:p text:style-name="P1">@spec save_to_file( </text:p>
      <text:p text:style-name="P1"><text:s text:c="13"/>Config::{{Section::string(), Option::string()}, Value::string()}, </text:p>
      <text:p text:style-name="P1"><text:s text:c="13"/>File::filename()) -&gt; ok</text:p>
      <text:p text:style-name="P1"/>
      <text:p text:style-name="P1">注意:</text:p>
      <text:p text:style-name="P1">这个API在使用的时候必须保证File文件是存在的, 否则会抛出下面Exception:</text:p>
      <text:p text:style-name="P1">exception error: no match of right hand side value {error,enoent}</text:p>
      <text:p text:style-name="P1"/>
      <text:p text:style-name="P1">例子:</text:p>
      <text:p text:style-name="P1">couch_config_writer:save_to_file({{"sec1", "key1"},"val1"}, "file1"). </text:p>
      <text:p text:style-name="P1">couch_config_writer:save_to_file({{"sec1", ""},"val"}, "file1"). %% 不建议这样使用</text:p>
      <text:p text:style-name="P1">couch_config_writer:save_to_file({{"sec1", "key2"},"val2"}, "file1"). </text:p>
      <text:p text:style-name="P1">couch_config_writer:save_to_file({{"sec2", ""},"abc"}, "file1"). <text:s/>%% 不建议这样使用</text:p>
      <text:p text:style-name="P1">couch_config_writer:save_to_file({{"sec2", "xxxxkey"},"xxxxval"}, "file1").</text:p>
      <text:p text:style-name="P1"/>
      <text:p text:style-name="P1"/>
      <text:p text:style-name="P1">产生的file1文件内容如下: </text:p>
      <text:p text:style-name="P1">$file1 </text:p>
      <text:p text:style-name="P1"><text:s/></text:p>
      <text:p text:style-name="P1">[sec1] </text:p>
      <text:p text:style-name="P1">key1 = val1 </text:p>
      <text:p text:style-name="P1"><text:s/>= val <text:s text:c="15"/>%% 在解析的时候会被忽略</text:p>
      <text:p text:style-name="P1">key2 = val2 </text:p>
      <text:p text:style-name="P1"/>
      <text:p text:style-name="P1">[sec2] </text:p>
      <text:p text:style-name="P1"><text:s/>= abc <text:s text:c="15"/>%% 在解析的时候会被忽略</text:p>
      <text:p text:style-name="P1">xxxxkey = xxxxval </text:p>
      <text:p text:style-name="P1"><text:soft-page-break/></text:p>
      <text:p text:style-name="P1">4. 使用couch_config来解析配置文件</text:p>
      <text:p text:style-name="P1">我们可以使用下面这个API来单独解析配置文件:</text:p>
      <text:p text:style-name="P1">@spec parse_ini_file(IniFile :: string()) -&gt; {ok, [tuple()]}.</text:p>
      <text:p text:style-name="P1"/>
      <text:p text:style-name="P1">例如(使用这个API解析3中生成的file1文件):</text:p>
      <text:p text:style-name="P1">couch_config:parse_ini_file("file1"). </text:p>
      <text:p text:style-name="P1">{ok,[{{"sec2","xxxxkey"},"xxxxval"}, </text:p>
      <text:p text:style-name="P1"><text:s text:c="5"/>{{"sec1","key2"},"val2"}, </text:p>
      <text:p text:style-name="P1"><text:s text:c="5"/>{{"sec1","key1"},"val1"}]}.</text:p>
      <text:p text:style-name="P1"/>
      <text:p text:style-name="P1">注意:</text:p>
      <text:p text:style-name="P1">解析结果中Option=""的数据被解析器忽略, 这也就是我们为什么建议在使用couch_config_writer写数据到配置文件的时候Option不为空, 因为Option为空的数据会被解析器忽略掉.</text:p>
      <text:p text:style-name="P1">实质上, Val=””的数据也会被解析器忽略, 所以我们在使用解析模块的时候, 因该保证Section, Option, Value三部分都非空.</text:p>
      <text:p text:style-name="P1"/>
      <text:p text:style-name="P1">5. couch_config支持同时解析多个配置文件, 它连续的解析这些配置文件中的key/value对, 然后把它们统一存储在一张ets表中, 以{Sec, Option}作为Key存储, 如果指定了多个配置文件, 则后面配置文件的信息会”覆盖”前面配置文件的信息(ets表的写入机制而已:), 在这种情况下最后一个配置文件会存储set, delete对应的修改, 也就是set, delete的修改配置信息的操作会同步到配置文件中.</text:p>
      <text:p text:style-name="P1"/>
      <text:p text:style-name="P1">启动 &amp; 停止</text:p>
      <text:p text:style-name="P1">couch_config:start_link(IniFiles :: [string()]) -&gt; {ok, pid()}.</text:p>
      <text:p text:style-name="P1">couch_config:stop().</text:p>
      <text:p text:style-name="P1"/>
      <text:p text:style-name="P1">6. 对于配置文件的操作, 我们可以通过get, set, delete API来进行操作.</text:p>
      <text:p text:style-name="P1"/>
      <text:p text:style-name="P1">7. set, delete 回调函数 &amp; 回调进程</text:p>
      <text:p text:style-name="P1">这个模块提供了两个API可以用来指定set, delete操作时候的callback function, 也就是对配置文件进行修改的时候的回调函数, 一个回调函数对应一个回调进程, 当执行set, delete操作的时候, 如果回调模块对应的进程仍然存活, 则会调用:</text:p>
      <text:p text:style-name="P1">Fun(Sec, Key, Val, Persist)来执行一次回调.</text:p>
      <text:p text:style-name="P1">注册的回调函数参数可以从1-4, 如果参数为1, 则key, Val, Persist参数在回调的时候会被忽略,</text:p>
      <text:p text:style-name="P1">以此类推.</text:p>
      <text:p text:style-name="P1"/>
      <text:p text:style-name="P1">回调进程实质上是通过erlang:monitor(process, Pid)来被couch_config这gen_server进程监控的, 如果回调进程死亡, 则couch_config进程会收到{'DOWN', _, _, DownPid, _}消息, 从而把回调进程对应的回调函数从回调函数列表中删除.</text:p>
      <text:p text:style-name="P1"/>
      <text:p text:style-name="P1"><text:soft-page-break/>我们可以注册多个回调函数, 在set, delete的时候这些回调函数都会被调用.</text:p>
      <text:p text:style-name="P1"/>
      <text:p text:style-name="P1">Persist是为回调函数引入的一个概念, 默认为true; 这个数据不存储, 只是在回调函数调用的时候作为参数传递.</text:p>
      <text:p text:style-name="P1"/>
      <text:p text:style-name="P1">@spec register(Fun :: fun()) -&gt; ok. <text:s/>%% 默认是调用该函数的进程是回调模块对应的进程</text:p>
      <text:p text:style-name="P1">@spec register(Fun :: fun(), Pid :: pid()) -&gt; ok.</text:p>
      <text:p text:style-name="P1"/>
      <text:p text:style-name="P1">例如:</text:p>
      <text:p text:style-name="P1">couch_config:start_link(["file1"]).</text:p>
      <text:p text:style-name="P1">{ok,&lt;0.95.0&gt;} <text:s text:c="18"/></text:p>
      <text:p text:style-name="P1">couch_config:register(fun(A,B,C,D) -&gt; io:format("Section:~p, Key:~p, Val:~p, Persist:~p~n", [A,B,C,D]) end). %% 注册一个四个参数的回调函数</text:p>
      <text:p text:style-name="P1">ok </text:p>
      <text:p text:style-name="P1">couch_config:set("sec1", "newkey1", "newval1"). <text:s text:c="28"/>Section:"sec1", Key:"newkey1", Val:"newval1", Persist:true <text:s/>%% 触发回调函数</text:p>
      <text:p text:style-name="P1">ok </text:p>
      <text:p text:style-name="P1">couch_config:set("sec1", "newkey1", "newval1", "mypersist"). </text:p>
      <text:p text:style-name="P1">Section:"sec1", Key:"newkey1", Val:"newval1", Persist:"mypersist" %% 触发回调函数</text:p>
      <text:p text:style-name="P1">ok </text:p>
      <text:p text:style-name="P1">couch_config:delete("sec1", "key111"). <text:s/>%% 在删除数据的时候Value都是是'deleted'</text:p>
      <text:p text:style-name="P1">Section:"sec1", Key:"key111", Val:deleted, Persist:true </text:p>
      <text:p text:style-name="P1">ok </text:p>
      <text:p text:style-name="P1">couch_config:delete("sec1", "key111", "ddasdf"). </text:p>
      <text:p text:style-name="P1">Section:"sec1", Key:"key111", Val:deleted, Persist:"ddasdf" </text:p>
      <text:p text:style-name="P1">ok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文泉驿等宽正黑" svg:font-family="文泉驿等宽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qiang </meta:initial-creator>
    <meta:creation-date>2010-08-14T10:03:11</meta:creation-date>
    <meta:generator>OpenOffice.org/3.2$Linux OpenOffice.org_project/320m12$Build-9483</meta:generator>
    <dc:date>2010-08-16T15:00:10</dc:date>
    <dc:creator>liqiang </dc:creator>
    <meta:editing-duration>PT01H03M52S</meta:editing-duration>
    <meta:editing-cycles>40</meta:editing-cycles>
    <meta:document-statistic meta:table-count="0" meta:image-count="0" meta:object-count="0" meta:page-count="3" meta:paragraph-count="73" meta:word-count="749" meta:character-count="3266"/>
  </office:meta>
</office:document-meta>
</file>